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655E73B15C713B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3cm" svg:height="8.601cm" svg:x="1.644cm" svg:y="1.07cm">
          <draw:image xlink:href="Pictures/10000201000002D1000003F8655E73B15C713B75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9.67cm">
          <draw:image xlink:href="Pictures/10000201000002D1000003F8655E73B15C713B75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18.27cm">
          <draw:image xlink:href="Pictures/10000201000002D1000003F8655E73B15C713B75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.07cm">
          <draw:image xlink:href="Pictures/10000201000002D1000003F8655E73B15C713B75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9.67cm">
          <draw:image xlink:href="Pictures/10000201000002D1000003F8655E73B15C713B75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8.27cm">
          <draw:image xlink:href="Pictures/10000201000002D1000003F8655E73B15C713B75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.07cm">
          <draw:image xlink:href="Pictures/10000201000002D1000003F8655E73B15C713B75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9.67cm">
          <draw:image xlink:href="Pictures/10000201000002D1000003F8655E73B15C713B75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8.27cm">
          <draw:image xlink:href="Pictures/10000201000002D1000003F8655E73B15C713B7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4T15:02:15.309576093</meta:print-date>
    <dc:date>2024-01-24T15:02:12.224327838</dc:date>
    <meta:editing-duration>PT53M9S</meta:editing-duration>
    <meta:editing-cycles>7</meta:editing-cycles>
    <meta:generator>LibreOffice/6.4.7.2$Linux_X86_64 LibreOffice_project/40$Build-2</meta:generator>
    <meta:document-statistic meta:object-count="9"/>
  </office:meta>
</office:document-meta>
</file>